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DescriptorParserRegistry.addParser( ModuleDescriptor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DescriptorParserRegistry.toIvyFile( InputStream is , Resource res , File destFile , ModuleDescriptor 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uleDescriptorParserRegistry.ModuleDescriptorPars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uleDescriptorParserRegistry.getParser( Resource 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uleDescriptorParserRegistry.parseDescriptor( ParserSettings settings , URL descriptorURL , Resource res , boolean vali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uleDescriptorParserRegistry.accept( Resourc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DescriptorParserRegist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DescriptorParserRegistry.getPars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